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Incident Log Entry 1</text:h>
      <text:p text:style-name="Text_20_body"><text:span text:style-name="Strong_20_Emphasis">Date:</text:span> April 15, 20XX<text:line-break/><text:span text:style-name="Strong_20_Emphasis">Time:</text:span> 14:32 GMT<text:line-break/><text:span text:style-name="Strong_20_Emphasis">Depth:</text:span> 7500 meters<text:line-break/><text:span text:style-name="Strong_20_Emphasis">Location:</text:span> Pacific Ocean, Nexus Point Omega-4</text:p>
      <text:p text:style-name="Text_20_body"><text:span text:style-name="Strong_20_Emphasis">System Alert:</text:span> Minor Seismic Activity Detected<text:line-break/><text:span text:style-name="Strong_20_Emphasis">Description:</text:span> Initial tremors detected. Structural integrity holding. Monitoring systems activated for potential aftershocks.</text:p>
      <text:p text:style-name="Text_20_body"><text:span text:style-name="Strong_20_Emphasis">Actions Taken:</text:span></text:p>
      <text:list text:style-name="L1">
        <text:list-item>
          <text:p text:style-name="P2">Increased frequency of structural integrity scans.</text:p>
        </text:list-item>
        <text:list-item>
          <text:p text:style-name="P2">Notified crew of seismic activity.</text:p>
        </text:list-item>
        <text:list-item>
          <text:p text:style-name="P1">Prepared emergency response protocols.</text:p>
        </text:list-item>
      </text:list>
      <text:p text:style-name="Horizontal_20_Line"/>
      <text:h text:style-name="Heading_20_4" text:outline-level="4">Incident Log Entry 2</text:h>
      <text:p text:style-name="Text_20_body"><text:span text:style-name="Strong_20_Emphasis">Date:</text:span> April 15, 20XX<text:line-break/><text:span text:style-name="Strong_20_Emphasis">Time:</text:span> 14:35 GMT<text:line-break/><text:span text:style-name="Strong_20_Emphasis">Depth:</text:span> 7500 meters<text:line-break/><text:span text:style-name="Strong_20_Emphasis">Location:</text:span> Pacific Ocean, Nexus Point Omega-4</text:p>
      <text:p text:style-name="Text_20_body"><text:span text:style-name="Strong_20_Emphasis">System Alert:</text:span> Major Seismic Activity Detected<text:line-break/><text:span text:style-name="Strong_20_Emphasis">Description:</text:span> Significant seismic event detected. Structural integrity at risk. Immediate assessment required.</text:p>
      <text:p text:style-name="Text_20_body"><text:span text:style-name="Strong_20_Emphasis">Actions Taken:</text:span></text:p>
      <text:list text:style-name="L2">
        <text:list-item>
          <text:p text:style-name="P4">Activated emergency lockdown procedures.</text:p>
        </text:list-item>
        <text:list-item>
          <text:p text:style-name="P4">Deployed all available drones for external hull inspection.</text:p>
        </text:list-item>
        <text:list-item>
          <text:p text:style-name="P3">Initiated emergency communication protocols with submersible crew.</text:p>
        </text:list-item>
      </text:list>
      <text:p text:style-name="Horizontal_20_Line"/>
      <text:h text:style-name="Heading_20_4" text:outline-level="4">Incident Log Entry 3</text:h>
      <text:p text:style-name="Text_20_body"><text:span text:style-name="Strong_20_Emphasis">Date:</text:span> April 15, 20XX<text:line-break/><text:span text:style-name="Strong_20_Emphasis">Time:</text:span> 14:37 GMT<text:line-break/><text:span text:style-name="Strong_20_Emphasis">Depth:</text:span> 7500 meters<text:line-break/><text:span text:style-name="Strong_20_Emphasis">Location:</text:span> Pacific Ocean, Nexus Point Omega-4</text:p>
      <text:p text:style-name="Text_20_body"><text:span text:style-name="Strong_20_Emphasis">System Alert:</text:span> Hull Breach Detected in Section C-12<text:line-break/><text:span text:style-name="Strong_20_Emphasis">Description:</text:span> Severe structural damage. Water ingress detected. Pressure levels critical.</text:p>
      <text:p text:style-name="Text_20_body"><text:span text:style-name="Strong_20_Emphasis">Actions Taken:</text:span></text:p>
      <text:list text:style-name="L3">
        <text:list-item>
          <text:p text:style-name="P6">Sealed off Section C-12 to prevent flooding.</text:p>
        </text:list-item>
        <text:list-item>
          <text:p text:style-name="P6">Deployed automated repair units to affected area.</text:p>
        </text:list-item>
        <text:list-item>
          <text:p text:style-name="P5">Redirected power to maintain integrity of remaining sections.</text:p>
        </text:list-item>
      </text:list>
      <text:p text:style-name="Horizontal_20_Line"/>
      <text:h text:style-name="Heading_20_4" text:outline-level="4"><text:soft-page-break/>Incident Log Entry 4</text:h>
      <text:p text:style-name="Text_20_body"><text:span text:style-name="Strong_20_Emphasis">Date:</text:span> April 15, 20XX<text:line-break/><text:span text:style-name="Strong_20_Emphasis">Time:</text:span> 14:39 GMT<text:line-break/><text:span text:style-name="Strong_20_Emphasis">Depth:</text:span> 7500 meters<text:line-break/><text:span text:style-name="Strong_20_Emphasis">Location:</text:span> Pacific Ocean, Nexus Point Omega-4</text:p>
      <text:p text:style-name="Text_20_body"><text:span text:style-name="Strong_20_Emphasis">System Alert:</text:span> Electrical System Failure in Sections B-8 and C-14<text:line-break/><text:span text:style-name="Strong_20_Emphasis">Description:</text:span> Electrical short-circuiting due to water ingress. Loss of power in critical systems.</text:p>
      <text:p text:style-name="Text_20_body"><text:span text:style-name="Strong_20_Emphasis">Actions Taken:</text:span></text:p>
      <text:list text:style-name="L4">
        <text:list-item>
          <text:p text:style-name="P8">Activated backup power generators.</text:p>
        </text:list-item>
        <text:list-item>
          <text:p text:style-name="P8">Initiated manual override protocols for critical systems.</text:p>
        </text:list-item>
        <text:list-item>
          <text:p text:style-name="P7">Notified engineering team for immediate intervention.</text:p>
        </text:list-item>
      </text:list>
      <text:p text:style-name="Horizontal_20_Line"/>
      <text:h text:style-name="Heading_20_4" text:outline-level="4">Incident Log Entry 5</text:h>
      <text:p text:style-name="Text_20_body"><text:span text:style-name="Strong_20_Emphasis">Date:</text:span> April 15, 20XX<text:line-break/><text:span text:style-name="Strong_20_Emphasis">Time:</text:span> 14:41 GMT<text:line-break/><text:span text:style-name="Strong_20_Emphasis">Depth:</text:span> 7500 meters<text:line-break/><text:span text:style-name="Strong_20_Emphasis">Location:</text:span> Pacific Ocean, Nexus Point Omega-4</text:p>
      <text:p text:style-name="Text_20_body"><text:span text:style-name="Strong_20_Emphasis">System Alert:</text:span> Oxygen Generator Malfunction<text:line-break/><text:span text:style-name="Strong_20_Emphasis">Description:</text:span> Disruption in oxygen generation system. Immediate repair required to maintain life support.</text:p>
      <text:p text:style-name="Text_20_body"><text:span text:style-name="Strong_20_Emphasis">Actions Taken:</text:span></text:p>
      <text:list text:style-name="L5">
        <text:list-item>
          <text:p text:style-name="P10">Connected emergency oxygen reserves.</text:p>
        </text:list-item>
        <text:list-item>
          <text:p text:style-name="P10">Engaged manual repair protocol on oxygen generator interface.</text:p>
        </text:list-item>
        <text:list-item>
          <text:p text:style-name="P9">Dispatched crew members for immediate manual repair.</text:p>
        </text:list-item>
      </text:list>
      <text:p text:style-name="Horizontal_20_Line"/>
      <text:h text:style-name="Heading_20_4" text:outline-level="4">Incident Log Entry 6</text:h>
      <text:p text:style-name="Text_20_body"><text:span text:style-name="Strong_20_Emphasis">Date:</text:span> April 15, 20XX<text:line-break/><text:span text:style-name="Strong_20_Emphasis">Time:</text:span> 14:43 GMT<text:line-break/><text:span text:style-name="Strong_20_Emphasis">Depth:</text:span> 7500 meters<text:line-break/><text:span text:style-name="Strong_20_Emphasis">Location:</text:span> Pacific Ocean, Nexus Point Omega-4</text:p>
      <text:p text:style-name="Text_20_body"><text:span text:style-name="Strong_20_Emphasis">System Alert:</text:span> Multiple Hull Breaches Detected<text:line-break/><text:span text:style-name="Strong_20_Emphasis">Description:</text:span> Compromised structural integrity in Sections A-3, B-6, and D-10. Catastrophic flooding imminent.</text:p>
      <text:p text:style-name="Text_20_body"><text:span text:style-name="Strong_20_Emphasis">Actions Taken:</text:span></text:p>
      <text:list text:style-name="L6">
        <text:list-item>
          <text:p text:style-name="P12">Attempted to seal additional breaches with available materials.</text:p>
        </text:list-item>
        <text:list-item>
          <text:p text:style-name="P12">Activated full evacuation protocols for non-essential personnel.</text:p>
        </text:list-item>
        <text:list-item>
          <text:p text:style-name="P11">Maintained communication with submersible crew for coordination.</text:p>
        </text:list-item>
      </text:list>
      <text:p text:style-name="Horizontal_20_Line"/>
      <text:h text:style-name="Heading_20_4" text:outline-level="4"><text:soft-page-break/>Incident Log Entry 7</text:h>
      <text:p text:style-name="Text_20_body"><text:span text:style-name="Strong_20_Emphasis">Date:</text:span> April 15, 20XX<text:line-break/><text:span text:style-name="Strong_20_Emphasis">Time:</text:span> 14:45 GMT<text:line-break/><text:span text:style-name="Strong_20_Emphasis">Depth:</text:span> 7500 meters<text:line-break/><text:span text:style-name="Strong_20_Emphasis">Location:</text:span> Pacific Ocean, Nexus Point Omega-4</text:p>
      <text:p text:style-name="Text_20_body"><text:span text:style-name="Strong_20_Emphasis">System Alert:</text:span> Critical System Failure<text:line-break/><text:span text:style-name="Strong_20_Emphasis">Description:</text:span> Total loss of power in affected sections. Structural collapse likely. High risk to remaining crew.</text:p>
      <text:p text:style-name="Text_20_body"><text:span text:style-name="Strong_20_Emphasis">Actions Taken:</text:span></text:p>
      <text:list text:style-name="L7">
        <text:list-item>
          <text:p text:style-name="P14">Ordered immediate evacuation to safe zones.</text:p>
        </text:list-item>
        <text:list-item>
          <text:p text:style-name="P14">Engaged emergency buoyancy protocols to ascend to safer depths.</text:p>
        </text:list-item>
        <text:list-item>
          <text:p text:style-name="P13">Continued to attempt re-establishing power and integrity.</text:p>
        </text:list-item>
      </text:list>
      <text:p text:style-name="Horizontal_20_Line"/>
      <text:h text:style-name="Heading_20_4" text:outline-level="4">Incident Log Entry 8</text:h>
      <text:p text:style-name="Text_20_body"><text:span text:style-name="Strong_20_Emphasis">Date:</text:span> April 15, 20XX<text:line-break/><text:span text:style-name="Strong_20_Emphasis">Time:</text:span> 14:47 GMT<text:line-break/><text:span text:style-name="Strong_20_Emphasis">Depth:</text:span> 7500 meters<text:line-break/><text:span text:style-name="Strong_20_Emphasis">Location:</text:span> Pacific Ocean, Nexus Point Omega-4</text:p>
      <text:p text:style-name="Text_20_body"><text:span text:style-name="Strong_20_Emphasis">System Alert:</text:span> Communication Failure<text:line-break/><text:span text:style-name="Strong_20_Emphasis">Description:</text:span> Loss of communication with submersible crew. All contact lost with external drones.</text:p>
      <text:p text:style-name="Text_20_body"><text:span text:style-name="Strong_20_Emphasis">Actions Taken:</text:span></text:p>
      <text:list text:style-name="L8">
        <text:list-item>
          <text:p text:style-name="P16">Attempted to re-establish contact using backup systems.</text:p>
        </text:list-item>
        <text:list-item>
          <text:p text:style-name="P16">Initiated emergency beacon for surface contact.</text:p>
        </text:list-item>
        <text:list-item>
          <text:p text:style-name="P15">Continued emergency protocols with remaining onboard crew.</text:p>
        </text:list-item>
      </text:list>
      <text:p text:style-name="Horizontal_20_Line"/>
      <text:h text:style-name="Heading_20_4" text:outline-level="4">Incident Log Entry 9</text:h>
      <text:p text:style-name="Text_20_body"><text:span text:style-name="Strong_20_Emphasis">Date:</text:span> April 15, 20XX<text:line-break/><text:span text:style-name="Strong_20_Emphasis">Time:</text:span> 14:50 GMT<text:line-break/><text:span text:style-name="Strong_20_Emphasis">Depth:</text:span> 7500 meters<text:line-break/><text:span text:style-name="Strong_20_Emphasis">Location:</text:span> Pacific Ocean, Nexus Point Omega-4</text:p>
      <text:p text:style-name="Text_20_body"><text:span text:style-name="Strong_20_Emphasis">System Alert:</text:span> Catastrophic System Failure<text:line-break/><text:span text:style-name="Strong_20_Emphasis">Description:</text:span> Total structural failure imminent. Abandon ship protocols activated. Crew at extreme risk.</text:p>
      <text:p text:style-name="Text_20_body"><text:span text:style-name="Strong_20_Emphasis">Actions Taken:</text:span></text:p>
      <text:list text:style-name="L9">
        <text:list-item>
          <text:p text:style-name="P18">Ordered immediate abandon ship.</text:p>
        </text:list-item>
        <text:list-item>
          <text:p text:style-name="P18">Deployed all escape pods.</text:p>
        </text:list-item>
        <text:list-item>
          <text:p text:style-name="P17">Sent final distress signal to surfa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09:03:08.846000000</meta:creation-date>
    <dc:date>2024-07-07T09:03:44.435000000</dc:date>
    <meta:editing-duration>PT35S</meta:editing-duration>
    <meta:editing-cycles>1</meta:editing-cycles>
    <meta:document-statistic meta:table-count="0" meta:image-count="0" meta:object-count="0" meta:page-count="3" meta:paragraph-count="63" meta:word-count="566" meta:character-count="3929" meta:non-whitespace-character-count="3453"/>
    <meta:generator>LibreOffice/24.2.2.2$Windows_X86_64 LibreOffice_project/d56cc158d8a96260b836f100ef4b4ef25d6f1a01</meta:generator>
  </office:meta>
</office:document-meta>
</file>